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officeooo:rsid="00035838" officeooo:paragraph-rsid="00035838" style:font-size-asian="14pt" style:font-size-complex="16pt"/>
    </style:style>
    <style:style style:name="P3" style:family="paragraph" style:parent-style-name="Standard">
      <style:text-properties fo:font-size="16pt" officeooo:rsid="00038a14" officeooo:paragraph-rsid="00038a14" style:font-size-asian="14pt" style:font-size-complex="16pt"/>
    </style:style>
    <style:style style:name="P4" style:family="paragraph" style:parent-style-name="Standard">
      <style:text-properties fo:font-size="16pt" officeooo:rsid="0003c14f" officeooo:paragraph-rsid="0003c14f" style:font-size-asian="14pt" style:font-size-complex="16pt"/>
    </style:style>
    <style:style style:name="P5" style:family="paragraph" style:parent-style-name="Standard">
      <style:text-properties fo:font-size="16pt" fo:font-weight="normal" officeooo:rsid="0006b0f4" officeooo:paragraph-rsid="0006b0f4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038a14" officeooo:paragraph-rsid="00038a14" style:font-size-asian="14pt" style:font-weight-asian="normal" style:font-size-complex="16pt" style:font-weight-complex="normal"/>
    </style:style>
    <style:style style:name="T1" style:family="text">
      <style:text-properties fo:font-size="24pt" fo:font-weight="bold" officeooo:rsid="00035838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5213" style:font-weight-asian="bold" style:font-weight-complex="bold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5213" style:font-weight-asian="normal" style:font-weight-complex="normal"/>
    </style:style>
    <style:style style:name="T7" style:family="text">
      <style:text-properties officeooo:rsid="0009de19"/>
    </style:style>
    <style:style style:name="T8" style:family="text">
      <style:text-properties officeooo:rsid="000a7f23"/>
    </style:style>
    <style:style style:name="T9" style:family="text">
      <style:text-properties officeooo:rsid="000a80b4"/>
    </style:style>
    <style:style style:name="T10" style:family="text">
      <style:text-properties officeooo:rsid="000bab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QL Assignment : 2</text:span></text:p>
      <text:p text:style-name="P2"><text:span text:style-name="T2"/></text:p>
      <text:p text:style-name="P2"><text:span text:style-name="T2"/></text:p>
      <text:p text:style-name="P2"><text:span text:style-name="T2">1) Which will of the Customers table is the primary key?</text:span></text:p>
      <text:p text:style-name="P2"><text:span text:style-name="T2">Ans:- </text:span><text:span text:style-name="T6">Cnum</text:span></text:p>
      <text:p text:style-name="P2"><text:span text:style-name="T2"/></text:p>
      <text:p text:style-name="P2"><text:span text:style-name="T2">2) What is the 4</text:span><text:span text:style-name="T4">th</text:span><text:span text:style-name="T2"> column of the Customers table?</text:span></text:p>
      <text:p text:style-name="P2"><text:span text:style-name="T2">Ans:- </text:span><text:span text:style-name="T5">Rating</text:span></text:p>
      <text:p text:style-name="P2"><text:span text:style-name="T2"/></text:p>
      <text:p text:style-name="P3"><text:span text:style-name="T2">3) What i s the another word for row? For Column?</text:span></text:p>
      <text:p text:style-name="P3"><text:span text:style-name="T2">Ans:-</text:span><text:span text:style-name="T5"> Row=File/Tuple</text:span></text:p>
      <text:p text:style-name="P6"><text:tab/> <text:s/>Column=Attribute/Field</text:p>
      <text:p text:style-name="P3"><text:span text:style-name="T2"/></text:p>
      <text:p text:style-name="P3"><text:span text:style-name="T2">4) Why isn’t it possible to see the first five rows of the table?</text:span></text:p>
      <text:p text:style-name="P4"><text:span text:style-name="T2">Ans:-</text:span></text:p>
      <text:p text:style-name="P5">Rows inside the table are stored <text:span text:style-name="T8">in</text:span> Scattered/fragmented <text:s/>format on Database Server Harddisk. If you update/<text:span text:style-name="T9">change </text:span><text:s/>any any value (eg. varchar) and no space available then <text:span text:style-name="T10">the</text:span> row <text:span text:style-name="T7">will be </text:span>stored at some another address. So that data is not stored sequentially hense it is imposible to see first five rows o<text:span text:style-name="T7">f</text:span>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44:57.305361230</meta:creation-date>
    <dc:date>2023-09-09T17:25:48.936035926</dc:date>
    <meta:editing-duration>PT21M5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111" meta:character-count="623" meta:non-whitespace-character-count="518"/>
  </office:meta>
</office:document-meta>
</file>